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wrap-option="wrap" fo:border-left="0.0346in solid #000000" fo:border-right="0.0346in solid #000000" fo:border-top="0.0346in solid #000000"/>
    </style:style>
    <style:style style:name="ce2" style:family="table-cell" style:parent-style-name="Default">
      <style:table-cell-properties fo:border-bottom="0.0138in solid #000000" fo:wrap-option="wrap" fo:border-left="0.0346in solid #000000" fo:border-right="0.0346in solid #000000" fo:border-top="0.0138in solid #000000"/>
    </style:style>
    <style:style style:name="ce3" style:family="table-cell" style:parent-style-name="Default">
      <style:table-cell-properties fo:border-bottom="0.0346in solid #000000" fo:wrap-option="wrap" fo:border-left="0.0346in solid #000000" fo:border-right="0.0346in solid #000000" fo:border-top="0.0138in solid #000000"/>
    </style:style>
  </office:automatic-styles>
  <office:body>
    <office:spreadsheet>
      <table:table table:name="Лист1" table:style-name="ta1" table:print="false">
        <table:table-column table:style-name="co1" table:number-columns-repeated="14" table:default-cell-style-name="Default"/>
        <table:table-row table:style-name="ro1">
          <table:table-cell table:style-name="ce1" office:value-type="string">
            <text:p>{ строка 9 }</text:p>
          </table:table-cell>
          <table:table-cell table:style-name="ce1" office:value-type="string">
            <text:p>{ строка 9 }</text:p>
          </table:table-cell>
          <table:table-cell table:style-name="ce1" office:value-type="string">
            <text:p>{ строка 9 }</text:p>
          </table:table-cell>
          <table:table-cell table:style-name="ce1" office:value-type="string">
            <text:p>{ строка 9 }</text:p>
          </table:table-cell>
          <table:table-cell table:style-name="ce1" office:value-type="string">
            <text:p>{ строка 9 }</text:p>
          </table:table-cell>
          <table:table-cell table:style-name="ce1" office:value-type="string">
            <text:p>{ строка 9 }</text:p>
          </table:table-cell>
          <table:table-cell table:style-name="ce1" office:value-type="string">
            <text:p>{ строка 9 }</text:p>
          </table:table-cell>
          <table:table-cell table:style-name="ce1" office:value-type="string">
            <text:p>{ строка 9 }</text:p>
          </table:table-cell>
          <table:table-cell table:style-name="ce1" office:value-type="string">
            <text:p>{ строка 9 }</text:p>
          </table:table-cell>
          <table:table-cell table:style-name="ce1" office:value-type="string">
            <text:p>{ строка 9 }</text:p>
          </table:table-cell>
          <table:table-cell table:style-name="ce1" office:value-type="string">
            <text:p>{ строка 9 }</text:p>
          </table:table-cell>
          <table:table-cell table:style-name="ce1" office:value-type="string">
            <text:p>{ строка 9 }</text:p>
          </table:table-cell>
          <table:table-cell table:style-name="ce1" office:value-type="string">
            <text:p>{ res=8, строка 9 }</text:p>
          </table:table-cell>
          <table:table-cell table:style-name="ce1" office:value-type="string">
            <text:p>{ res=8, строка10 }</text:p>
          </table:table-cell>
        </table:table-row>
        <table:table-row table:style-name="ro2">
          <table:table-cell table:style-name="ce2"/>
          <table:table-cell table:style-name="ce2" office:value-type="string">
            <text:p>{ x=2, n=3, строка 1 }</text:p>
          </table:table-cell>
          <table:table-cell table:style-name="ce2" office:value-type="string">
            <text:p>{ x=2, n=3, строка 4 }</text:p>
          </table:table-cell>
          <table:table-cell table:style-name="ce2" office:value-type="string">
            <text:p>{ x=2, n=3, строка 4 }</text:p>
          </table:table-cell>
          <table:table-cell table:style-name="ce2" office:value-type="string">
            <text:p>{ x=2, n=3, строка 4 }</text:p>
          </table:table-cell>
          <table:table-cell table:style-name="ce2" office:value-type="string">
            <text:p>{ x=2, n=3, строка 4 }</text:p>
          </table:table-cell>
          <table:table-cell table:style-name="ce2" office:value-type="string">
            <text:p>{ x=2, n=3, строка 4 }</text:p>
          </table:table-cell>
          <table:table-cell table:style-name="ce2" office:value-type="string">
            <text:p>{ x=2, n=3, строка 4 }</text:p>
          </table:table-cell>
          <table:table-cell table:style-name="ce2" office:value-type="string">
            <text:p>{ x=2, n=3, строка 4 }</text:p>
          </table:table-cell>
          <table:table-cell table:style-name="ce2" office:value-type="string">
            <text:p>{ x=2, n=3, строка 4 }</text:p>
          </table:table-cell>
          <table:table-cell table:style-name="ce2" office:value-type="string">
            <text:p>{ x=2, n=3, строка 4 }</text:p>
          </table:table-cell>
          <table:table-cell table:style-name="ce2" office:value-type="string">
            <text:p>{ x=2, n=3, RETURN=8, строка 8 }</text:p>
          </table:table-cell>
          <table:table-cell table:style-name="ce2" table:number-columns-repeated="2"/>
        </table:table-row>
        <table:table-row table:style-name="ro3">
          <table:table-cell table:style-name="ce2" table:number-columns-repeated="3"/>
          <table:table-cell table:style-name="ce2" office:value-type="string">
            <text:p>{ x=2, n=2, строка 1 }</text:p>
          </table:table-cell>
          <table:table-cell table:style-name="ce2" office:value-type="string">
            <text:p>{ x=2, n=2, строка 4 }</text:p>
          </table:table-cell>
          <table:table-cell table:style-name="ce2" office:value-type="string">
            <text:p>{ x=2, n=2, строка 4 }</text:p>
          </table:table-cell>
          <table:table-cell table:style-name="ce2" office:value-type="string">
            <text:p>{ x=2, n=2, строка 4 }</text:p>
          </table:table-cell>
          <table:table-cell table:style-name="ce2" office:value-type="string">
            <text:p>{ x=2, n=2, строка 4 }</text:p>
          </table:table-cell>
          <table:table-cell table:style-name="ce2" office:value-type="string">
            <text:p>{ x=2, n=2, строка 4 }</text:p>
          </table:table-cell>
          <table:table-cell table:style-name="ce2" office:value-type="string">
            <text:p>{ x=2, n=2, RETURN=4, строка 8 }</text:p>
          </table:table-cell>
          <table:table-cell table:style-name="ce2" table:number-columns-repeated="4"/>
        </table:table-row>
        <table:table-row table:style-name="ro3">
          <table:table-cell table:style-name="ce3" table:number-columns-repeated="5"/>
          <table:table-cell table:style-name="ce3" office:value-type="string">
            <text:p>{ x=2, n=1, строка 1 }</text:p>
          </table:table-cell>
          <table:table-cell table:style-name="ce3" office:value-type="string">
            <text:p>{ x=2, n=1, строка 6 }</text:p>
          </table:table-cell>
          <table:table-cell table:style-name="ce3" office:value-type="string">
            <text:p>{ x=2, n=1, RETURN=2, строка 8 }</text:p>
          </table:table-cell>
          <table:table-cell table:style-name="ce3" table:number-columns-repeated="6"/>
        </table:table-row>
        <table:table-row table:style-name="ro4" table:number-rows-repeated="10">
          <table:table-cell table:number-columns-repeated="14"/>
        </table:table-row>
        <table:table-row table:style-name="ro1">
          <table:table-cell/>
          <table:table-cell office:value-type="string">
            <text:p>{ строка 9 }</text:p>
          </table:table-cell>
          <table:table-cell office:value-type="string">
            <text:p>{ строка 9 }</text:p>
          </table:table-cell>
          <table:table-cell office:value-type="string">
            <text:p>{ строка 9 }</text:p>
          </table:table-cell>
          <table:table-cell office:value-type="string">
            <text:p>{ строка 9 }</text:p>
          </table:table-cell>
          <table:table-cell office:value-type="string">
            <text:p>{ строка 9 }</text:p>
          </table:table-cell>
          <table:table-cell office:value-type="string">
            <text:p>{ строка 9 }</text:p>
          </table:table-cell>
          <table:table-cell office:value-type="string">
            <text:p>{ строка 9 }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{ x=2, n=3, строка 4 }</text:p>
          </table:table-cell>
          <table:table-cell office:value-type="string">
            <text:p>{ x=2, n=3, строка 4 }</text:p>
          </table:table-cell>
          <table:table-cell office:value-type="string">
            <text:p>{ x=2, n=3, строка 4 }</text:p>
          </table:table-cell>
          <table:table-cell office:value-type="string">
            <text:p>{ x=2, n=3, строка 4 }</text:p>
          </table:table-cell>
          <table:table-cell office:value-type="string">
            <text:p>{ x=2, n=3, строка 4 }</text:p>
          </table:table-cell>
          <table:table-cell office:value-type="string">
            <text:p>{ x=2, n=3, строка 4 }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{ x=2, n=2, строка 4 }</text:p>
          </table:table-cell>
          <table:table-cell office:value-type="string">
            <text:p>{ x=2, n=2, строка 4 }</text:p>
          </table:table-cell>
          <table:table-cell office:value-type="string">
            <text:p>{ x=2, n=2, строка 4 }</text:p>
          </table:table-cell>
          <table:table-cell office:value-type="string">
            <text:p>{ x=2, n=2, строка 4 }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{ x=2, n=1, строка 6 }</text:p>
          </table:table-cell>
          <table:table-cell table:number-columns-repeated="9"/>
        </table:table-row>
      </table:table>
      <table:table table:name="Лист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9/06/2016</text:date>, <text:time>11:01:3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0:40:59.58</meta:creation-date>
    <dc:date>2016-09-06T11:01:37.17</dc:date>
    <meta:editing-duration>PT59S</meta:editing-duration>
    <meta:editing-cycles>1</meta:editing-cycles>
    <meta:document-statistic meta:table-count="3" meta:cell-count="53" meta:object-count="0"/>
    <meta:generator>OpenOffice/4.1.1$Win32 OpenOffice.org_project/411m6$Build-9775</meta:generator>
  </office:meta>
</office:document-meta>
</file>